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Web" style:master-page-name="MP0" style:family="paragraph">
      <style:paragraph-properties fo:break-before="page"/>
      <style:text-properties fo:language="en" fo:country="IN"/>
    </style:style>
    <style:style style:name="P2" style:parent-style-name="NormalWeb" style:family="paragraph">
      <style:text-properties fo:language="en" fo:country="IN"/>
    </style:style>
    <style:style style:name="P3" style:parent-style-name="NormalWeb" style:family="paragraph">
      <style:text-properties fo:language="en" fo:country="IN"/>
    </style:style>
    <style:style style:name="P4" style:parent-style-name="NormalWeb" style:family="paragraph">
      <style:text-properties fo:language="en" fo:country="IN"/>
    </style:style>
    <style:style style:name="P5" style:parent-style-name="NormalWeb" style:family="paragraph">
      <style:text-properties fo:language="en" fo:country="IN"/>
    </style:style>
    <style:style style:name="P6" style:parent-style-name="NormalWeb" style:family="paragraph">
      <style:text-properties fo:language="en" fo:country="IN"/>
    </style:style>
    <style:style style:name="P7" style:parent-style-name="NormalWeb" style:family="paragraph">
      <style:text-properties fo:language="en" fo:country="IN"/>
    </style:style>
    <style:style style:name="P8" style:parent-style-name="NormalWeb" style:family="paragraph">
      <style:text-properties fo:language="en" fo:country="IN"/>
    </style:style>
    <style:style style:name="P9" style:parent-style-name="NormalWeb" style:family="paragraph">
      <style:text-properties fo:language="en" fo:country="IN"/>
    </style:style>
    <style:style style:name="P10" style:parent-style-name="NormalWeb" style:family="paragraph">
      <style:text-properties fo:language="en" fo:country="IN"/>
    </style:style>
    <style:style style:name="P11" style:parent-style-name="NormalWeb" style:family="paragraph">
      <style:text-properties fo:language="en" fo:country="IN"/>
    </style:style>
    <style:style style:name="P12" style:parent-style-name="NormalWeb" style:family="paragraph">
      <style:text-properties fo:language="en" fo:country="IN"/>
    </style:style>
    <style:style style:name="P13" style:parent-style-name="NormalWeb" style:family="paragraph">
      <style:text-properties fo:language="en" fo:country="IN"/>
    </style:style>
    <style:style style:name="P14" style:parent-style-name="NormalWeb" style:family="paragraph">
      <style:text-properties fo:language="en" fo:country="IN"/>
    </style:style>
    <style:style style:name="P15" style:parent-style-name="NormalWeb" style:family="paragraph">
      <style:text-properties fo:language="en" fo:country="IN"/>
    </style:style>
    <style:style style:name="P16" style:parent-style-name="NormalWeb" style:family="paragraph">
      <style:text-properties fo:language="en" fo:country="IN"/>
    </style:style>
    <style:style style:name="P17" style:parent-style-name="NormalWeb" style:family="paragraph">
      <style:text-properties fo:language="en" fo:country="IN"/>
    </style:style>
    <style:style style:name="P18" style:parent-style-name="NormalWeb" style:family="paragraph">
      <style:text-properties fo:language="en" fo:country="IN"/>
    </style:style>
    <style:style style:name="P19" style:parent-style-name="NormalWeb" style:family="paragraph">
      <style:text-properties fo:language="en" fo:country="IN"/>
    </style:style>
    <style:style style:name="P20" style:parent-style-name="NormalWeb" style:family="paragraph">
      <style:text-properties fo:language="en" fo:country="IN"/>
    </style:style>
    <style:style style:name="P21" style:parent-style-name="NormalWeb" style:family="paragraph">
      <style:text-properties fo:language="en" fo:country="IN"/>
    </style:style>
    <style:style style:name="P22" style:parent-style-name="NormalWeb" style:family="paragraph">
      <style:text-properties fo:language="en" fo:country="IN"/>
    </style:style>
    <style:style style:name="P23" style:parent-style-name="NormalWeb" style:family="paragraph">
      <style:text-properties fo:language="en" fo:country="IN"/>
    </style:style>
    <style:style style:name="P24" style:parent-style-name="NormalWeb" style:family="paragraph">
      <style:text-properties fo:language="en" fo:country="IN"/>
    </style:style>
    <style:style style:name="P25" style:parent-style-name="NormalWeb" style:family="paragraph">
      <style:text-properties fo:language="en" fo:country="IN"/>
    </style:style>
    <style:style style:name="P26" style:parent-style-name="NormalWeb" style:family="paragraph">
      <style:text-properties fo:language="en" fo:country="IN"/>
    </style:style>
    <style:style style:name="P27" style:parent-style-name="NormalWeb" style:family="paragraph">
      <style:text-properties fo:language="en" fo:country="IN"/>
    </style:style>
    <style:style style:name="P28" style:parent-style-name="NormalWeb" style:family="paragraph">
      <style:text-properties fo:language="en" fo:country="IN"/>
    </style:style>
    <style:style style:name="P29" style:parent-style-name="NormalWeb" style:family="paragraph">
      <style:text-properties fo:language="en" fo:country="IN"/>
    </style:style>
    <style:style style:name="P30" style:parent-style-name="NormalWeb" style:family="paragraph">
      <style:text-properties fo:language="en" fo:country="IN"/>
    </style:style>
    <style:style style:name="P31" style:parent-style-name="NormalWeb" style:family="paragraph">
      <style:text-properties fo:language="en" fo:country="IN"/>
    </style:style>
    <style:style style:name="P32" style:parent-style-name="NormalWeb" style:family="paragraph">
      <style:text-properties fo:language="en" fo:country="IN"/>
    </style:style>
    <style:style style:name="P33" style:parent-style-name="NormalWeb" style:family="paragraph">
      <style:text-properties fo:language="en" fo:country="IN"/>
    </style:style>
    <style:style style:name="P34" style:parent-style-name="NormalWeb" style:family="paragraph">
      <style:text-properties fo:language="en" fo:country="IN"/>
    </style:style>
    <style:style style:name="P35" style:parent-style-name="NormalWeb" style:family="paragraph">
      <style:text-properties fo:language="en" fo:country="IN"/>
    </style:style>
    <style:style style:name="P36" style:parent-style-name="NormalWeb" style:family="paragraph">
      <style:text-properties fo:language="en" fo:country="IN"/>
    </style:style>
    <style:style style:name="P37" style:parent-style-name="NormalWeb" style:family="paragraph">
      <style:text-properties fo:language="en" fo:country="IN"/>
    </style:style>
    <style:style style:name="P38" style:parent-style-name="NormalWeb" style:family="paragraph">
      <style:text-properties fo:language="en" fo:country="IN"/>
    </style:style>
    <style:style style:name="P39" style:parent-style-name="NormalWeb" style:family="paragraph">
      <style:text-properties fo:language="en" fo:country="IN"/>
    </style:style>
    <style:style style:name="P40" style:parent-style-name="NormalWeb" style:family="paragraph">
      <style:text-properties fo:language="en" fo:country="IN"/>
    </style:style>
    <style:style style:name="P41" style:parent-style-name="NormalWeb" style:family="paragraph">
      <style:text-properties fo:language="en" fo:country="IN"/>
    </style:style>
    <style:style style:name="P42" style:parent-style-name="NormalWeb" style:family="paragraph">
      <style:text-properties fo:language="en" fo:country="IN"/>
    </style:style>
    <style:style style:name="P43" style:parent-style-name="NormalWeb" style:family="paragraph">
      <style:text-properties fo:language="en" fo:country="IN"/>
    </style:style>
    <style:style style:name="P44" style:parent-style-name="NormalWeb" style:family="paragraph">
      <style:text-properties fo:language="en" fo:country="IN"/>
    </style:style>
    <style:style style:name="P45" style:parent-style-name="NormalWeb" style:family="paragraph">
      <style:text-properties fo:language="en" fo:country="IN"/>
    </style:style>
    <style:style style:name="P46" style:parent-style-name="NormalWeb" style:family="paragraph">
      <style:text-properties fo:language="en" fo:country="IN"/>
    </style:style>
    <style:style style:name="P47" style:parent-style-name="NormalWeb" style:family="paragraph">
      <style:text-properties fo:language="en" fo:country="IN"/>
    </style:style>
    <style:style style:name="P48" style:parent-style-name="NormalWeb" style:family="paragraph">
      <style:text-properties fo:language="en" fo:country="IN"/>
    </style:style>
    <style:style style:name="P49" style:parent-style-name="NormalWeb" style:family="paragraph">
      <style:text-properties fo:language="en" fo:country="IN"/>
    </style:style>
    <style:style style:name="P50" style:parent-style-name="NormalWeb" style:family="paragraph">
      <style:text-properties fo:language="en" fo:country="IN"/>
    </style:style>
    <style:style style:name="P51" style:parent-style-name="NormalWeb" style:family="paragraph">
      <style:text-properties fo:language="en" fo:country="IN"/>
    </style:style>
    <style:style style:name="P52" style:parent-style-name="NormalWeb" style:family="paragraph">
      <style:text-properties fo:language="en" fo:country="IN"/>
    </style:style>
    <style:style style:name="P53" style:parent-style-name="NormalWeb" style:family="paragraph">
      <style:text-properties fo:language="en" fo:country="IN"/>
    </style:style>
    <style:style style:name="P54" style:parent-style-name="NormalWeb" style:family="paragraph">
      <style:text-properties fo:language="en" fo:country="IN"/>
    </style:style>
    <style:style style:name="P55" style:parent-style-name="NormalWeb" style:family="paragraph">
      <style:text-properties fo:language="en" fo:country="IN"/>
    </style:style>
    <style:style style:name="P56" style:parent-style-name="NormalWeb" style:family="paragraph">
      <style:text-properties fo:language="en" fo:country="IN"/>
    </style:style>
    <style:style style:name="P57" style:parent-style-name="NormalWeb" style:family="paragraph">
      <style:text-properties fo:language="en" fo:country="IN"/>
    </style:style>
    <style:style style:name="P58" style:parent-style-name="NormalWeb" style:family="paragraph">
      <style:text-properties fo:language="en" fo:country="IN"/>
    </style:style>
    <style:style style:name="P59" style:parent-style-name="NormalWeb" style:family="paragraph">
      <style:text-properties fo:language="en" fo:country="IN"/>
    </style:style>
    <style:style style:name="P60" style:parent-style-name="NormalWeb" style:family="paragraph">
      <style:text-properties fo:language="en" fo:country="IN"/>
    </style:style>
    <style:style style:name="P61" style:parent-style-name="NormalWeb" style:family="paragraph">
      <style:text-properties fo:language="en" fo:country="IN"/>
    </style:style>
    <style:style style:name="P62" style:parent-style-name="NormalWeb" style:family="paragraph">
      <style:text-properties fo:language="en" fo:country="IN"/>
    </style:style>
    <style:style style:name="P63" style:parent-style-name="NormalWeb" style:family="paragraph">
      <style:text-properties fo:language="en" fo:country="IN"/>
    </style:style>
    <style:style style:name="P64" style:parent-style-name="NormalWeb" style:family="paragraph">
      <style:text-properties fo:language="en" fo:country="IN"/>
    </style:style>
    <style:style style:name="P65" style:parent-style-name="NormalWeb" style:family="paragraph">
      <style:text-properties fo:language="en" fo:country="IN"/>
    </style:style>
    <style:style style:name="P66" style:parent-style-name="NormalWeb" style:family="paragraph">
      <style:text-properties fo:language="en" fo:country="IN"/>
    </style:style>
    <style:style style:name="P67" style:parent-style-name="NormalWeb" style:family="paragraph">
      <style:text-properties fo:language="en" fo:country="IN"/>
    </style:style>
    <style:style style:name="P68" style:parent-style-name="NormalWeb" style:family="paragraph">
      <style:text-properties fo:language="en" fo:country="IN"/>
    </style:style>
    <style:style style:name="P69" style:parent-style-name="NormalWeb" style:family="paragraph">
      <style:text-properties fo:language="en" fo:country="IN"/>
    </style:style>
    <style:style style:name="P70" style:parent-style-name="NormalWeb" style:family="paragraph">
      <style:text-properties fo:language="en" fo:country="IN"/>
    </style:style>
    <style:style style:name="P71" style:parent-style-name="NormalWeb" style:family="paragraph">
      <style:text-properties fo:language="en" fo:country="IN"/>
    </style:style>
    <style:style style:name="P72" style:parent-style-name="NormalWeb" style:family="paragraph">
      <style:text-properties fo:language="en" fo:country="IN"/>
    </style:style>
    <style:style style:name="P73" style:parent-style-name="NormalWeb" style:family="paragraph">
      <style:text-properties fo:language="en" fo:country="IN"/>
    </style:style>
    <style:style style:name="P74" style:parent-style-name="NormalWeb" style:family="paragraph">
      <style:text-properties fo:language="en" fo:country="IN"/>
    </style:style>
    <style:style style:name="P75" style:parent-style-name="NormalWeb" style:family="paragraph">
      <style:text-properties fo:language="en" fo:country="IN"/>
    </style:style>
    <style:style style:name="P76" style:parent-style-name="NormalWeb" style:family="paragraph">
      <style:text-properties fo:language="en" fo:country="IN"/>
    </style:style>
    <style:style style:name="P77" style:parent-style-name="NormalWeb" style:family="paragraph">
      <style:text-properties fo:language="en" fo:country="IN"/>
    </style:style>
    <style:style style:name="P78" style:parent-style-name="NormalWeb" style:family="paragraph">
      <style:text-properties fo:language="en" fo:country="IN"/>
    </style:style>
    <style:style style:name="P79" style:parent-style-name="NormalWeb" style:family="paragraph">
      <style:text-properties fo:language="en" fo:country="IN"/>
    </style:style>
    <style:style style:name="P80" style:parent-style-name="NormalWeb" style:family="paragraph">
      <style:text-properties fo:language="en" fo:country="IN"/>
    </style:style>
    <style:style style:name="P81" style:parent-style-name="NormalWeb" style:family="paragraph">
      <style:text-properties fo:language="en" fo:country="IN"/>
    </style:style>
    <style:style style:name="P82" style:parent-style-name="NormalWeb" style:family="paragraph">
      <style:text-properties fo:language="en" fo:country="IN"/>
    </style:style>
    <style:style style:name="P83" style:parent-style-name="NormalWeb" style:family="paragraph">
      <style:text-properties fo:language="en" fo:country="IN"/>
    </style:style>
    <style:style style:name="P84" style:parent-style-name="NormalWeb" style:family="paragraph">
      <style:text-properties fo:language="en" fo:country="IN"/>
    </style:style>
    <style:style style:name="P85" style:parent-style-name="NormalWeb" style:family="paragraph">
      <style:text-properties fo:language="en" fo:country="IN"/>
    </style:style>
    <style:style style:name="P86" style:parent-style-name="NormalWeb" style:family="paragraph">
      <style:text-properties fo:language="en" fo:country="IN"/>
    </style:style>
    <style:style style:name="P87" style:parent-style-name="NormalWeb" style:family="paragraph">
      <style:text-properties fo:language="en" fo:country="IN"/>
    </style:style>
    <style:style style:name="P88" style:parent-style-name="NormalWeb" style:family="paragraph">
      <style:text-properties fo:language="en" fo:country="IN"/>
    </style:style>
    <style:style style:name="P89" style:parent-style-name="NormalWeb" style:family="paragraph">
      <style:text-properties fo:language="en" fo:country="IN"/>
    </style:style>
    <style:style style:name="P90" style:parent-style-name="NormalWeb" style:family="paragraph">
      <style:text-properties fo:language="en" fo:country="IN"/>
    </style:style>
    <style:style style:name="P91" style:parent-style-name="NormalWeb" style:family="paragraph">
      <style:text-properties fo:language="en" fo:country="IN"/>
    </style:style>
    <style:style style:name="P92" style:parent-style-name="NormalWeb" style:family="paragraph">
      <style:text-properties fo:language="en" fo:country="IN"/>
    </style:style>
    <style:style style:name="P93" style:parent-style-name="NormalWeb" style:family="paragraph">
      <style:text-properties fo:language="en" fo:country="IN"/>
    </style:style>
    <style:style style:name="P94" style:parent-style-name="NormalWeb" style:family="paragraph">
      <style:text-properties fo:language="en" fo:country="IN"/>
    </style:style>
    <style:style style:name="P95" style:parent-style-name="NormalWeb" style:family="paragraph">
      <style:text-properties fo:language="en" fo:country="IN"/>
    </style:style>
    <style:style style:name="P96" style:parent-style-name="NormalWeb" style:family="paragraph">
      <style:text-properties fo:language="en" fo:country="IN"/>
    </style:style>
    <style:style style:name="P97" style:parent-style-name="NormalWeb" style:family="paragraph">
      <style:text-properties fo:language="en" fo:country="IN"/>
    </style:style>
    <style:style style:name="P98" style:parent-style-name="NormalWeb" style:family="paragraph">
      <style:text-properties fo:language="en" fo:country="IN"/>
    </style:style>
    <style:style style:name="P99" style:parent-style-name="NormalWeb" style:family="paragraph">
      <style:text-properties fo:language="en" fo:country="IN"/>
    </style:style>
    <style:style style:name="P100" style:parent-style-name="NormalWeb" style:family="paragraph">
      <style:text-properties fo:language="en" fo:country="IN"/>
    </style:style>
    <style:style style:name="P101" style:parent-style-name="NormalWeb" style:family="paragraph">
      <style:text-properties fo:language="en" fo:country="IN"/>
    </style:style>
    <style:style style:name="P102" style:parent-style-name="NormalWeb" style:family="paragraph">
      <style:text-properties fo:language="en" fo:country="IN"/>
    </style:style>
    <style:style style:name="P103" style:parent-style-name="NormalWeb" style:family="paragraph">
      <style:text-properties fo:language="en" fo:country="IN"/>
    </style:style>
    <style:style style:name="P104" style:parent-style-name="NormalWeb" style:family="paragraph">
      <style:text-properties fo:language="en" fo:country="IN"/>
    </style:style>
    <style:style style:name="P105" style:parent-style-name="NormalWeb" style:family="paragraph">
      <style:text-properties fo:language="en" fo:country="IN"/>
    </style:style>
    <style:style style:name="P106" style:parent-style-name="NormalWeb" style:family="paragraph">
      <style:text-properties fo:language="en" fo:country="IN"/>
    </style:style>
    <style:style style:name="P107" style:parent-style-name="NormalWeb" style:family="paragraph">
      <style:text-properties fo:language="en" fo:country="IN"/>
    </style:style>
    <style:style style:name="P108" style:parent-style-name="NormalWeb" style:family="paragraph">
      <style:text-properties fo:language="en" fo:country="IN"/>
    </style:style>
    <style:style style:name="P109" style:parent-style-name="NormalWeb" style:family="paragraph">
      <style:text-properties fo:language="en" fo:country="IN"/>
    </style:style>
    <style:style style:name="P110" style:parent-style-name="NormalWeb" style:family="paragraph">
      <style:text-properties fo:language="en" fo:country="IN"/>
    </style:style>
    <style:style style:name="P111" style:parent-style-name="NormalWeb" style:family="paragraph">
      <style:text-properties fo:language="en" fo:country="IN"/>
    </style:style>
    <style:style style:name="P112" style:parent-style-name="NormalWeb" style:family="paragraph">
      <style:text-properties fo:language="en" fo:country="IN"/>
    </style:style>
    <style:style style:name="P113" style:parent-style-name="NormalWeb" style:family="paragraph">
      <style:text-properties fo:language="en" fo:country="IN"/>
    </style:style>
    <style:style style:name="P114" style:parent-style-name="NormalWeb" style:family="paragraph">
      <style:text-properties fo:language="en" fo:country="IN"/>
    </style:style>
    <style:style style:name="P115" style:parent-style-name="NormalWeb" style:family="paragraph">
      <style:text-properties fo:language="en" fo:country="IN"/>
    </style:style>
    <style:style style:name="P116" style:parent-style-name="NormalWeb" style:family="paragraph">
      <style:text-properties fo:language="en" fo:country="IN"/>
    </style:style>
    <style:style style:name="P117" style:parent-style-name="NormalWeb" style:family="paragraph">
      <style:text-properties fo:language="en" fo:country="IN"/>
    </style:style>
    <style:style style:name="P118" style:parent-style-name="NormalWeb" style:family="paragraph">
      <style:text-properties fo:language="en" fo:country="IN"/>
    </style:style>
    <style:style style:name="P119" style:parent-style-name="NormalWeb" style:family="paragraph">
      <style:text-properties fo:language="en" fo:country="IN"/>
    </style:style>
    <style:style style:name="P120" style:parent-style-name="NormalWeb" style:family="paragraph">
      <style:text-properties fo:language="en" fo:country="IN"/>
    </style:style>
    <style:style style:name="P121" style:parent-style-name="NormalWeb" style:family="paragraph">
      <style:text-properties fo:language="en" fo:country="IN"/>
    </style:style>
    <style:style style:name="P122" style:parent-style-name="NormalWeb" style:family="paragraph">
      <style:text-properties fo:language="en" fo:country="IN"/>
    </style:style>
    <style:style style:name="P123" style:parent-style-name="NormalWeb" style:family="paragraph">
      <style:text-properties fo:language="en" fo:country="IN"/>
    </style:style>
    <style:style style:name="P124" style:parent-style-name="NormalWeb" style:family="paragraph">
      <style:text-properties fo:language="en" fo:country="IN"/>
    </style:style>
    <style:style style:name="P125" style:parent-style-name="NormalWeb" style:family="paragraph">
      <style:text-properties fo:language="en" fo:country="IN"/>
    </style:style>
    <style:style style:name="P126" style:parent-style-name="NormalWeb" style:family="paragraph">
      <style:text-properties fo:language="en" fo:country="IN"/>
    </style:style>
    <style:style style:name="P127" style:parent-style-name="NormalWeb" style:family="paragraph">
      <style:text-properties fo:language="en" fo:country="IN"/>
    </style:style>
    <style:style style:name="P128" style:parent-style-name="NormalWeb" style:family="paragraph">
      <style:text-properties fo:language="en" fo:country="IN"/>
    </style:style>
    <style:style style:name="P129" style:parent-style-name="NormalWeb" style:family="paragraph">
      <style:text-properties fo:language="en" fo:country="IN"/>
    </style:style>
    <style:style style:name="P130" style:parent-style-name="NormalWeb" style:family="paragraph">
      <style:text-properties fo:language="en" fo:country="IN"/>
    </style:style>
    <style:style style:name="P131" style:parent-style-name="NormalWeb" style:family="paragraph">
      <style:text-properties fo:language="en" fo:country="IN"/>
    </style:style>
    <style:style style:name="P132" style:parent-style-name="NormalWeb" style:family="paragraph">
      <style:text-properties fo:language="en" fo:country="IN"/>
    </style:style>
    <style:style style:name="P133" style:parent-style-name="NormalWeb" style:family="paragraph">
      <style:text-properties fo:language="en" fo:country="IN"/>
    </style:style>
    <style:style style:name="P134" style:parent-style-name="NormalWeb" style:family="paragraph">
      <style:text-properties fo:language="en" fo:country="IN"/>
    </style:style>
    <style:style style:name="P135" style:parent-style-name="NormalWeb" style:family="paragraph">
      <style:text-properties fo:language="en" fo:country="IN"/>
    </style:style>
    <style:style style:name="P136" style:parent-style-name="NormalWeb" style:family="paragraph">
      <style:text-properties fo:language="en" fo:country="IN"/>
    </style:style>
    <style:style style:name="P137" style:parent-style-name="NormalWeb" style:family="paragraph">
      <style:text-properties fo:language="en" fo:country="IN"/>
    </style:style>
    <style:style style:name="P138" style:parent-style-name="NormalWeb" style:family="paragraph">
      <style:text-properties fo:language="en" fo:country="IN"/>
    </style:style>
    <style:style style:name="P139" style:parent-style-name="NormalWeb" style:family="paragraph">
      <style:text-properties fo:language="en" fo:country="IN"/>
    </style:style>
    <style:style style:name="P140" style:parent-style-name="NormalWeb" style:family="paragraph">
      <style:text-properties fo:language="en" fo:country="IN"/>
    </style:style>
    <style:style style:name="P141" style:parent-style-name="NormalWeb" style:family="paragraph">
      <style:text-properties fo:language="en" fo:country="IN"/>
    </style:style>
    <style:style style:name="P142" style:parent-style-name="NormalWeb" style:family="paragraph">
      <style:text-properties fo:language="en" fo:country="IN"/>
    </style:style>
    <style:style style:name="P143" style:parent-style-name="NormalWeb" style:family="paragraph">
      <style:text-properties fo:language="en" fo:country="IN"/>
    </style:style>
    <style:style style:name="P144" style:parent-style-name="NormalWeb" style:family="paragraph">
      <style:text-properties fo:language="en" fo:country="IN"/>
    </style:style>
    <style:style style:name="P145" style:parent-style-name="NormalWeb" style:family="paragraph">
      <style:text-properties fo:language="en" fo:country="IN"/>
    </style:style>
    <style:style style:name="P146" style:parent-style-name="NormalWeb" style:family="paragraph">
      <style:text-properties fo:language="en" fo:country="IN"/>
    </style:style>
    <style:style style:name="P147" style:parent-style-name="NormalWeb" style:family="paragraph">
      <style:text-properties fo:language="en" fo:country="IN"/>
    </style:style>
    <style:style style:name="P148" style:parent-style-name="NormalWeb" style:family="paragraph">
      <style:text-properties fo:language="en" fo:country="IN"/>
    </style:style>
    <style:style style:name="P149" style:parent-style-name="NormalWeb" style:family="paragraph">
      <style:text-properties fo:language="en" fo:country="IN"/>
    </style:style>
    <style:style style:name="P150" style:parent-style-name="NormalWeb" style:family="paragraph">
      <style:text-properties fo:language="en" fo:country="IN"/>
    </style:style>
    <style:style style:name="P151" style:parent-style-name="NormalWeb" style:family="paragraph">
      <style:text-properties fo:language="en" fo:country="IN"/>
    </style:style>
    <style:style style:name="P152" style:parent-style-name="NormalWeb" style:family="paragraph">
      <style:text-properties fo:language="en" fo:country="IN"/>
    </style:style>
    <style:style style:name="P153" style:parent-style-name="NormalWeb" style:family="paragraph">
      <style:text-properties fo:language="en" fo:country="IN"/>
    </style:style>
    <style:style style:name="P154" style:parent-style-name="NormalWeb" style:family="paragraph">
      <style:text-properties fo:language="en" fo:country="IN"/>
    </style:style>
    <style:style style:name="T155" style:parent-style-name="DefaultParagraphFont" style:family="text">
      <style:text-properties fo:language="en" fo:country="IN"/>
    </style:style>
  </office:automatic-styles>
  <office:body>
    <office:text text:use-soft-page-breaks="true">
      <text:p text:style-name="P1">&lt;!DOCTYPE html&gt;</text:p>
      <text:p text:style-name="P2">&lt;html lang="en"&gt;</text:p>
      <text:p text:style-name="P3">&lt;head&gt;</text:p>
      <text:p text:style-name="P4"><text:s text:c="2"/>&lt;meta charset="UTF-8"&gt;</text:p>
      <text:p text:style-name="P5"><text:s text:c="2"/>&lt;meta name="viewport" content="width=device-width, initial-scale=1.0"&gt;</text:p>
      <text:p text:style-name="P6"><text:s text:c="2"/>&lt;title&gt;BattleZone&lt;/title&gt;</text:p>
      <text:p text:style-name="P7"><text:s text:c="2"/>&lt;link rel="stylesheet" href="style.css"&gt;</text:p>
      <text:p text:style-name="P8">&lt;/head&gt;</text:p>
      <text:p text:style-name="P9">&lt;body&gt;</text:p>
      <text:p text:style-name="P10"/>
      <text:p text:style-name="P11">&lt;!-- Navbar --&gt;</text:p>
      <text:p text:style-name="P12">&lt;nav&gt;</text:p>
      <text:p text:style-name="P13"><text:s text:c="2"/>&lt;div class="logo"&gt;BattleZone&lt;/div&gt;</text:p>
      <text:p text:style-name="P14"><text:s text:c="2"/>&lt;ul&gt;</text:p>
      <text:p text:style-name="P15"><text:s text:c="4"/>&lt;li&gt;&lt;a href="#home"&gt;Home&lt;/a&gt;&lt;/li&gt;</text:p>
      <text:p text:style-name="P16"><text:s text:c="4"/>&lt;li&gt;&lt;a href="#games"&gt;Games&lt;/a&gt;&lt;/li&gt;</text:p>
      <text:p text:style-name="P17"><text:s text:c="4"/>&lt;li&gt;&lt;a href="#page2"&gt;More Games&lt;/a&gt;&lt;/li&gt;</text:p>
      <text:p text:style-name="P18"><text:s text:c="4"/>&lt;li&gt;&lt;a href="#contact"&gt;Contact&lt;/a&gt;&lt;/li&gt;</text:p>
      <text:p text:style-name="P19"><text:s text:c="2"/>&lt;/ul&gt;</text:p>
      <text:p text:style-name="P20">&lt;/nav&gt;</text:p>
      <text:p text:style-name="P21"/>
      <text:p text:style-name="P22">&lt;!-- Hero Section --&gt;</text:p>
      <text:p text:style-name="P23">&lt;section id="home" class="hero"&gt;</text:p>
      <text:p text:style-name="P24"><text:s text:c="2"/>&lt;h1&gt;Battle Awaits&lt;/h1&gt;</text:p>
      <text:p text:style-name="P25"><text:s text:c="2"/>&lt;p&gt;Step into the most intense battle royale experiences ever created.&lt;/p&gt;</text:p>
      <text:p text:style-name="P26"><text:s text:c="2"/>&lt;a href="#games" class="btn"&gt;Discover Games&lt;/a&gt;</text:p>
      <text:p text:style-name="P27">&lt;/section&gt;</text:p>
      <text:p text:style-name="P28"/>
      <text:p text:style-name="P29">&lt;!-- Games Section (Top Battle Royale) --&gt;</text:p>
      <text:p text:style-name="P30">&lt;section id="games"&gt;</text:p>
      <text:p text:style-name="P31"><text:s text:c="2"/>&lt;h2&gt;Top Battle Royale Games&lt;/h2&gt;</text:p>
      <text:p text:style-name="P32"><text:s text:c="2"/>&lt;div class="games-grid"&gt;</text:p>
      <text:p text:style-name="P33"/>
      <text:p text:style-name="P34"><text:s text:c="4"/>&lt;!-- PUBG --&gt;</text:p>
      <text:p text:style-name="P35"><text:s text:c="4"/>&lt;div class="game-card"&gt;</text:p>
      <text:p text:style-name="P36"><text:s text:c="6"/>&lt;h3&gt;PUBG&lt;/h3&gt;</text:p>
      <text:p text:style-name="P37"><text:s text:c="6"/>&lt;p&gt;Intense survival battleground action in a massive map.&lt;/p&gt;</text:p>
      <text:p text:style-name="P38"><text:s text:c="6"/>&lt;iframe src="https://www.youtube.com/embed/uCd6tbUAy6o" allowfullscreen&gt;&lt;/iframe&gt;</text:p>
      <text:p text:style-name="P39"><text:s text:c="6"/>&lt;div class="download-links"&gt;</text:p>
      <text:p text:style-name="P40"><text:s text:c="8"/>&lt;a href="https://play.google.com/store/apps/details?id=com.tencent.ig" target="_blank" class="btn"&gt;Download Android&lt;/a&gt;</text:p>
      <text:p text:style-name="P41"><text:s text:c="8"/>&lt;a href="https://apps.apple.com/app/pubg-mobile/id1330123889" target="_blank" class="btn"&gt;Download iOS&lt;/a&gt;</text:p>
      <text:p text:style-name="P42"><text:s text:c="6"/>&lt;/div&gt;</text:p>
      <text:p text:style-name="P43"><text:s text:c="6"/>&lt;h4&gt;Pro Tips:&lt;/h4&gt;</text:p>
      <text:p text:style-name="P44"><text:s text:c="6"/>&lt;ul class="tips-list"&gt;</text:p>
      <text:p text:style-name="P45"><text:s text:c="8"/>&lt;li&gt;Land in less crowded areas to gather resources safely.&lt;/li&gt;</text:p>
      <text:p text:style-name="P46"><text:s text:c="8"/>&lt;li&gt;Keep an eye on the shrinking play zone.&lt;/li&gt;</text:p>
      <text:p text:style-name="P47"><text:s text:c="8"/>&lt;li&gt;Communicate with teammates for strategic advantage.&lt;/li&gt;</text:p>
      <text:p text:style-name="P48"><text:s text:c="6"/>&lt;/ul&gt;</text:p>
      <text:p text:style-name="P49"><text:s text:c="4"/>&lt;/div&gt;</text:p>
      <text:p text:style-name="P50"/>
      <text:p text:style-name="P51"><text:s text:c="4"/>&lt;!-- Free Fire --&gt;</text:p>
      <text:p text:style-name="P52"><text:s text:c="4"/>&lt;div class="game-card"&gt;</text:p>
      <text:p text:style-name="P53"><text:s text:c="6"/>&lt;h3&gt;Free Fire&lt;/h3&gt;</text:p>
      <text:p text:style-name="P54"><text:s text:c="6"/>&lt;p&gt;Fast-paced battle royale with unique character abilities.&lt;/p&gt;</text:p>
      <text:p text:style-name="P55"><text:s text:c="6"/>&lt;iframe src="https://www.youtube.com/embed/oq2Rz2I11l0" allowfullscreen&gt;&lt;/iframe&gt;</text:p>
      <text:p text:style-name="P56"><text:s text:c="6"/>&lt;div class="download-links"&gt;</text:p>
      <text:p text:style-name="P57"><text:s text:c="8"/>&lt;a href="https://play.google.com/store/apps/details?id=com.dts.freefireth" target="_blank" class="btn"&gt;Download Android&lt;/a&gt;</text:p>
      <text:p text:style-name="P58"><text:s text:c="8"/>&lt;a href="https://apps.apple.com/app/garena-free-fire/id1300146617" target="_blank" class="btn"&gt;Download iOS&lt;/a&gt;</text:p>
      <text:p text:style-name="P59"><text:s text:c="6"/>&lt;/div&gt;</text:p>
      <text:p text:style-name="P60"><text:s text:c="6"/>&lt;h4&gt;Pro Tips:&lt;/h4&gt;</text:p>
      <text:p text:style-name="P61"><text:s text:c="6"/>&lt;ul class="tips-list"&gt;</text:p>
      <text:p text:style-name="P62"><text:s text:c="8"/>&lt;li&gt;Use character abilities strategically.&lt;/li&gt;</text:p>
      <text:p text:style-name="P63"><text:s text:c="8"/>&lt;li&gt;Keep moving to avoid enemy fire.&lt;/li&gt;</text:p>
      <text:p text:style-name="P64"><text:s text:c="8"/>&lt;li&gt;Land quickly to collect weapons and gear.&lt;/li&gt;</text:p>
      <text:p text:style-name="P65"><text:s text:c="6"/>&lt;/ul&gt;</text:p>
      <text:p text:style-name="P66"><text:s text:c="4"/>&lt;/div&gt;</text:p>
      <text:p text:style-name="P67"/>
      <text:p text:style-name="P68"><text:s text:c="4"/>&lt;!-- Fortnite --&gt;</text:p>
      <text:p text:style-name="P69"><text:s text:c="4"/>&lt;div class="game-card"&gt;</text:p>
      <text:p text:style-name="P70"><text:s text:c="6"/>&lt;h3&gt;Fortnite&lt;/h3&gt;</text:p>
      <text:p text:style-name="P71"><text:s text:c="6"/>&lt;p&gt;Build, fight, and survive in a colorful world.&lt;/p&gt;</text:p>
      <text:p text:style-name="P72"><text:s text:c="6"/>&lt;iframe src="https://www.youtube.com/embed/yGqbypEMcVA" allowfullscreen&gt;&lt;/iframe&gt;</text:p>
      <text:p text:style-name="P73"><text:s text:c="6"/>&lt;div class="download-links"&gt;</text:p>
      <text:p text:style-name="P74"><text:s text:c="8"/>&lt;a href="https://www.epicgames.com/fortnite/en-US/download" target="_blank" class="btn"&gt;Download PC/Mac&lt;/a&gt;</text:p>
      <text:p text:style-name="P75"><text:s text:c="8"/>&lt;a href="https://apps.apple.com/app/fortnite/id1261357853" target="_blank" class="btn"&gt;Download iOS&lt;/a&gt;</text:p>
      <text:p text:style-name="P76"><text:s text:c="6"/>&lt;/div&gt;</text:p>
      <text:p text:style-name="P77"><text:s text:c="6"/>&lt;h4&gt;Pro Tips:&lt;/h4&gt;</text:p>
      <text:p text:style-name="P78"><text:s text:c="6"/>&lt;ul class="tips-list"&gt;</text:p>
      <text:p text:style-name="P79"><text:s text:c="8"/>&lt;li&gt;Build quickly to gain height advantage.&lt;/li&gt;</text:p>
      <text:p text:style-name="P80"><text:s text:c="8"/>&lt;li&gt;Explore the map for loot and rare items.&lt;/li&gt;</text:p>
      <text:p text:style-name="P81"><text:s text:c="6"/>&lt;/ul&gt;</text:p>
      <text:p text:style-name="P82"><text:s text:c="4"/>&lt;/div&gt;</text:p>
      <text:p text:style-name="P83"/>
      <text:p text:style-name="P84"><text:s text:c="4"/>&lt;!-- Apex Legends --&gt;</text:p>
      <text:p text:style-name="P85"><text:s text:c="4"/>&lt;div class="game-card"&gt;</text:p>
      <text:p text:style-name="P86"><text:s text:c="6"/>&lt;h3&gt;Apex Legends&lt;/h3&gt;</text:p>
      <text:p text:style-name="P87"><text:s text:c="6"/>&lt;p&gt;Squad-based tactical gameplay with unique legends.&lt;/p&gt;</text:p>
      <text:p text:style-name="P88"><text:s text:c="6"/>&lt;iframe src="https://www.youtube.com/embed/hg0_PBw1OMI" allowfullscreen&gt;&lt;/iframe&gt;</text:p>
      <text:p text:style-name="P89"><text:s text:c="6"/>&lt;div class="download-links"&gt;</text:p>
      <text:p text:style-name="P90"><text:s text:c="8"/>&lt;a href="https://www.ea.com/games/apex-legends" target="_blank" class="btn"&gt;Download PC/Console&lt;/a&gt;</text:p>
      <text:p text:style-name="P91"><text:s text:c="6"/>&lt;/div&gt;</text:p>
      <text:p text:style-name="P92"><text:s text:c="6"/>&lt;h4&gt;Pro Tips:&lt;/h4&gt;</text:p>
      <text:p text:style-name="P93"><text:s text:c="6"/>&lt;ul class="tips-list"&gt;</text:p>
      <text:p text:style-name="P94"><text:s text:c="8"/>&lt;li&gt;Master multiple legends to adapt to different battles.&lt;/li&gt;</text:p>
      <text:p text:style-name="P95"><text:s text:c="8"/>&lt;li&gt;Communicate using pings for better coordination.&lt;/li&gt;</text:p>
      <text:p text:style-name="P96"><text:s text:c="6"/>&lt;/ul&gt;</text:p>
      <text:p text:style-name="P97"><text:s text:c="4"/>&lt;/div&gt;</text:p>
      <text:p text:style-name="P98"/>
      <text:p text:style-name="P99"><text:s text:c="2"/>&lt;/div&gt;</text:p>
      <text:p text:style-name="P100">&lt;/section&gt;</text:p>
      <text:p text:style-name="P101"/>
      <text:p text:style-name="P102">&lt;!-- Page 2 Section (More Games) --&gt;</text:p>
      <text:p text:style-name="P103">&lt;section id="page2"&gt;</text:p>
      <text:p text:style-name="P104"><text:s text:c="2"/>&lt;h2&gt;More Battle Royale Games &amp; Insights&lt;/h2&gt;</text:p>
      <text:p text:style-name="P105"><text:s text:c="2"/>&lt;div class="games-grid"&gt;</text:p>
      <text:p text:style-name="P106"/>
      <text:p text:style-name="P107"><text:s text:c="4"/>&lt;!-- Call of Duty: Warzone --&gt;</text:p>
      <text:p text:style-name="P108"><text:s text:c="4"/>&lt;div class="game-card"&gt;</text:p>
      <text:p text:style-name="P109"><text:s text:c="6"/>&lt;h3&gt;Call of Duty: Warzone&lt;/h3&gt;</text:p>
      <text:p text:style-name="P110"><text:s text:c="6"/>&lt;iframe src="https://www.youtube.com/embed/pqPCFUUbMiU" allowfullscreen&gt;&lt;/iframe&gt;</text:p>
      <text:p text:style-name="P111"><text:s text:c="6"/>&lt;div class="download-links"&gt;</text:p>
      <text:p text:style-name="P112"><text:s text:c="8"/>&lt;a href="https://www.callofduty.com/warzone" target="_blank" class="btn"&gt;Download PC/Console&lt;/a&gt;</text:p>
      <text:p text:style-name="P113"><text:s text:c="6"/>&lt;/div&gt;</text:p>
      <text:p text:style-name="P114"><text:s text:c="4"/>&lt;/div&gt;</text:p>
      <text:p text:style-name="P115"/>
      <text:p text:style-name="P116"><text:s text:c="4"/>&lt;!-- Ring of Elysium --&gt;</text:p>
      <text:p text:style-name="P117"><text:s text:c="4"/>&lt;div class="game-card"&gt;</text:p>
      <text:p text:style-name="P118"><text:s text:c="6"/>&lt;h3&gt;Ring of Elysium&lt;/h3&gt;</text:p>
      <text:p text:style-name="P119"><text:s text:c="6"/>&lt;iframe src="https://www.youtube.com/embed/XMwBox8FITU" allowfullscreen&gt;&lt;/iframe&gt;</text:p>
      <text:p text:style-name="P120"><text:s text:c="6"/>&lt;div class="download-links"&gt;</text:p>
      <text:p text:style-name="P121"><text:s text:c="8"/>&lt;a href="https://www.ringofelysium.com/" target="_blank" class="btn"&gt;Download PC&lt;/a&gt;</text:p>
      <text:p text:style-name="P122"><text:s text:c="6"/>&lt;/div&gt;</text:p>
      <text:p text:style-name="P123"><text:s text:c="4"/>&lt;/div&gt;</text:p>
      <text:p text:style-name="P124"/>
      <text:p text:style-name="P125"><text:s text:c="4"/>&lt;!-- Rules of Survival --&gt;</text:p>
      <text:p text:style-name="P126"><text:s text:c="4"/>&lt;div class="game-card"&gt;</text:p>
      <text:p text:style-name="P127"><text:s text:c="6"/>&lt;h3&gt;Rules of Survival&lt;/h3&gt;</text:p>
      <text:p text:style-name="P128"><text:s text:c="6"/>&lt;iframe src="https://www.youtube.com/embed/MIaxTzmuTO0" allowfullscreen&gt;&lt;/iframe&gt;</text:p>
      <text:p text:style-name="P129"><text:s text:c="6"/>&lt;div class="download-links"&gt;</text:p>
      <text:p text:style-name="P130"><text:s text:c="8"/>&lt;a href="https://play.google.com/store/apps/details?id=com.neteasegames.ros.gb" target="_blank" class="btn"&gt;Download Android&lt;/a&gt;</text:p>
      <text:p text:style-name="P131"><text:s text:c="8"/>&lt;a href="https://apps.apple.com/app/rules-of-survival/id1258243503" target="_blank" class="btn"&gt;Download iOS&lt;/a&gt;</text:p>
      <text:p text:style-name="P132"><text:s text:c="6"/>&lt;/div&gt;</text:p>
      <text:p text:style-name="P133"><text:s text:c="4"/>&lt;/div&gt;</text:p>
      <text:p text:style-name="P134"/>
      <text:p text:style-name="P135"><text:s text:c="2"/>&lt;/div&gt;</text:p>
      <text:p text:style-name="P136">&lt;/section&gt;</text:p>
      <text:p text:style-name="P137"/>
      <text:p text:style-name="P138">&lt;!-- Contact Section --&gt;</text:p>
      <text:p text:style-name="P139">&lt;section id="contact"&gt;</text:p>
      <text:p text:style-name="P140"><text:s text:c="2"/>&lt;h2&gt;Contact Us&lt;/h2&gt;</text:p>
      <text:p text:style-name="P141"><text:s text:c="2"/>&lt;form&gt;</text:p>
      <text:p text:style-name="P142"><text:s text:c="4"/>&lt;input type="text" placeholder="Name" required&gt;</text:p>
      <text:p text:style-name="P143"><text:s text:c="4"/>&lt;input type="email" placeholder="Email" required&gt;</text:p>
      <text:p text:style-name="P144"><text:s text:c="4"/>&lt;textarea placeholder="Message" required&gt;&lt;/textarea&gt;</text:p>
      <text:p text:style-name="P145"><text:s text:c="4"/>&lt;button type="submit"&gt;Send&lt;/button&gt;</text:p>
      <text:p text:style-name="P146"><text:s text:c="2"/>&lt;/form&gt;</text:p>
      <text:p text:style-name="P147">&lt;/section&gt;</text:p>
      <text:p text:style-name="P148"/>
      <text:p text:style-name="P149">&lt;footer&gt;</text:p>
      <text:p text:style-name="P150"><text:s text:c="2"/>&lt;p&gt;&amp;copy; 2025 BattleZone&lt;/p&gt;</text:p>
      <text:p text:style-name="P151">&lt;/footer&gt;</text:p>
      <text:p text:style-name="P152"/>
      <text:p text:style-name="P153">&lt;script src="script.js"&gt;&lt;/script&gt;</text:p>
      <text:p text:style-name="P154">&lt;/body&gt;</text:p>
      <text:p text:style-name="NormalWeb"><text:span text:style-name="T155">&lt;/htm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han Khan</meta:initial-creator>
    <dc:creator>Rehan Khan</dc:creator>
    <meta:creation-date>2025-08-31T04:19:00Z</meta:creation-date>
    <dc:date>2025-08-31T04:19:00Z</dc:date>
    <meta:template xlink:href="Normal.dotm" xlink:type="simple"/>
    <meta:editing-cycles>2</meta:editing-cycles>
    <meta:editing-duration>PT120S</meta:editing-duration>
    <meta:document-statistic meta:page-count="1" meta:paragraph-count="10" meta:word-count="812" meta:character-count="5434" meta:row-count="38" meta:non-whitespace-character-count="4632"/>
  </office:meta>
</office:document-meta>
</file>